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leo" svg:font-family="Aleo"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complex="Calibri" fo:color="#293845" fo:background-color="#FBFDFE"/>
    </style:style>
    <style:style style:name="T3" style:parent-style-name="DefaultParagraphFont" style:family="text">
      <style:text-properties style:font-name-complex="Calibri" fo:color="#293845" fo:background-color="#FBFDFE"/>
    </style:style>
    <style:style style:name="T4" style:parent-style-name="DefaultParagraphFont" style:family="text">
      <style:text-properties style:font-name="Aleo" fo:color="#111111" fo:font-size="15pt" style:font-size-asian="15pt" style:font-size-complex="15pt" fo:background-color="#FFFFFF"/>
    </style:style>
  </office:automatic-styles>
  <office:body>
    <office:text text:use-soft-page-breaks="true">
      <text:p text:style-name="P1">Notes to write up after lecture:</text:p>
      <text:p text:style-name="Normal"/>
      <text:p text:style-name="Normal">Comparison is used more for doc chart proportional area and bar charts, don’t make an expectation and don’t foe fill it for example producing a bar chart instead of the dot chart that is expected.</text:p>
      <text:p text:style-name="Normal">Dumbbell plots are useful for showing ranges, its showing you a distribution but a shit way to show distribution.<text:s/></text:p>
      <text:p text:style-name="Normal">Heat map, peter does not like them, although you can show a lot of data in a grouped bar chart you can show eight different values whilst in a heat map you can show 36 values this is useful for showing pairs of module and showing what modules which are more popular, can see which have the most colour and there is not a right and wrong answer.<text:s/>An example of this could be the uni and how many class room four classroom along the way with all the lectures the redder the box is the more the classroom Is being used<text:s/></text:p>
      <text:p text:style-name="Normal">Span charts are the same as the dumbbell charts</text:p>
      <text:p text:style-name="Normal"/>
      <text:p text:style-name="Normal">Butterflies are the same as bar charts just have values come from the sides, it is more difficult to see if one value is higher than the other one.</text:p>
      <text:p text:style-name="Normal"/>
      <text:p text:style-name="Normal">Parallel coordinates, each individual category has its own value, need to be weary of how you are representing the category.</text:p>
      <text:p text:style-name="Normal"/>
      <text:p text:style-name="Normal">When you want to show the relationship between items or attributes</text:p>
      <text:p text:style-name="Normal">Correlation and the common one is scatter plots</text:p>
      <text:p text:style-name="Normal">Bubble charts and within this correlation as well<text:s/></text:p>
      <text:p text:style-name="Normal">Parallel coordinates there could be a ordernal values.</text:p>
      <text:p text:style-name="Normal">Alluvial diagram, can become very cluttered very quickly, an intersection between the categories.</text:p>
      <text:p text:style-name="Normal"><text:span text:style-name="T2">The alluvial diagram is a type of flow chart that represents changes in a network structure over time. In that sense, it helps identify patterns and trends. It is named after the </text:span>alluvial fan<text:span text:style-name="T3">, a stream of water extending over an area that becomes flat, so </text:span>it refers to both its shape and flow.</text:p>
      <text:p text:style-name="Normal">Parallel sets the same idea as the alluvial diagrams</text:p>
      <text:p text:style-name="Normal"/>
      <text:p text:style-name="Normal">Distribution</text:p>
      <text:p text:style-name="Normal">Line chart, and area charts are very similar,<text:s/></text:p>
      <text:p text:style-name="Normal">Histogram can then be turned on to its side and be turned into a violin plot, about how much data you are wanting to show.</text:p>
      <text:soft-page-break/>
      <text:p text:style-name="Normal">when you want to observe the distribution of numeric data and are especially useful when you want to make a comparison of distributions between multiple groups.<text:s/><text:span text:style-name="T4"> </text:span>The peaks, valleys, and tails of each group’s density curve can be compared to see where groups are similar or different. Additional elements, like box plot quartiles, are often added to a violin plot to provide additional ways of comparing groups.<text:s/>Quartiles are used to calculate the interquartile range, which is a measure of variability around the median.</text:p>
      <text:p text:style-name="Normal">Quartiles are basically to show where the data is,<text:s/></text:p>
      <text:p text:style-name="Normal"/>
      <text:p text:style-name="Normal">Box plots show the extreme values as dots, so then a percentage of the data then sits within the box, would never go over the extreme values, can sit on the extreme values.</text:p>
      <text:p text:style-name="Normal"/>
      <text:p text:style-name="Normal">A strip plot is a single-axis scatter plot that is used to visualise the distribution of many individual one-dimensional values. The values are plotted as dots along one unique axis, and the dots with the same value can overlap.</text:p>
      <text:p text:style-name="Normal"/>
      <text:p text:style-name="Normal">Composition</text:p>
      <text:p text:style-name="Normal">Pie/ donut chart</text:p>
      <text:p text:style-name="Normal"/>
      <text:p text:style-name="Normal">Stacked<text:s/>bar chart</text:p>
      <text:p text:style-name="Normal"/>
      <text:p text:style-name="Normal"/>
      <text:p text:style-name="Normal">Tree charts in maths always have the root and the top, not that useful.</text:p>
      <text:p text:style-name="Normal"/>
      <text:p text:style-name="Normal"/>
      <text:p text:style-name="Normal">Shapes, colours and SVGs</text:p>
      <text:p text:style-name="Normal">For a rectangle needs a starting corner, width, and height.</text:p>
      <text:p text:style-name="Normal"/>
      <text:p text:style-name="Normal">For complex shapes things are more complex, look at shapes with curves, move to given coordinates draw a line and a Bezier curve and a elliptical curve. We need for an elliptical curve we need to know how much of an ellipse we want.<text:s/></text:p>
      <text:p text:style-name="Normal">The svg path</text:p>
      <text:p text:style-name="Normal"/>
      <text:p text:style-name="Normal">Paths are extremely powerful and need to know what point we want. The further we move from straight lines the more complex it becomes, data generators, works out angles e.g. for donuts for this we us D3<text:s/></text:p>
      <text:p text:style-name="Normal"/>
      <text:p text:style-name="Normal">Data generators</text:p>
      <text:p text:style-name="Normal"/>
      <text:p text:style-name="Normal">For numbers must be turned into proportions of a circle and then that will be made into a circle maker. Pad angles is the gap between the angle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leo" svg:font-family="Ale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Davidson, Emma</meta:initial-creator>
    <dc:creator>Davidson, Emma</dc:creator>
    <meta:creation-date>2023-09-26T13:23:00Z</meta:creation-date>
    <dc:date>2023-09-27T10:47:00Z</dc:date>
    <meta:template xlink:href="Normal" xlink:type="simple"/>
    <meta:editing-cycles>1</meta:editing-cycles>
    <meta:editing-duration>PT2160S</meta:editing-duration>
    <meta:document-statistic meta:page-count="3" meta:paragraph-count="7" meta:word-count="573" meta:character-count="3835" meta:row-count="27" meta:non-whitespace-character-count="3269"/>
  </office:meta>
</office:document-meta>
</file>